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0cfe25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0eaea3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3ab7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paragraph-rsid="001ca26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24118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35e81" officeooo:paragraph-rsid="00235e8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cfe25"/>
    </style:style>
    <style:style style:name="P8" style:family="paragraph" style:parent-style-name="Standard">
      <style:paragraph-properties fo:text-align="justify" style:justify-single-word="false"/>
      <style:text-properties officeooo:paragraph-rsid="000eaea3"/>
    </style:style>
    <style:style style:name="P9" style:family="paragraph" style:parent-style-name="Standard">
      <style:paragraph-properties fo:text-align="justify" style:justify-single-word="false"/>
      <style:text-properties officeooo:paragraph-rsid="0013ab77"/>
    </style:style>
    <style:style style:name="P10" style:family="paragraph" style:parent-style-name="Standard">
      <style:paragraph-properties fo:text-align="justify" style:justify-single-word="false"/>
      <style:text-properties officeooo:paragraph-rsid="0015b574"/>
    </style:style>
    <style:style style:name="P11" style:family="paragraph" style:parent-style-name="Standard">
      <style:paragraph-properties fo:text-align="justify" style:justify-single-word="false"/>
      <style:text-properties officeooo:paragraph-rsid="001ca263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24118a" style:font-weight-asian="bold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cfe25" style:font-weight-asian="bold" style:font-weight-complex="bold"/>
    </style:style>
    <style:style style:name="T1" style:family="text">
      <style:text-properties officeooo:rsid="000cfe25"/>
    </style:style>
    <style:style style:name="T2" style:family="text">
      <style:text-properties fo:color="#000000" style:font-name="Monospace" fo:font-size="10pt" fo:background-color="#e8f2fe" loext:char-shading-value="0" style:font-size-asian="10pt"/>
    </style:style>
    <style:style style:name="T3" style:family="text">
      <style:text-properties fo:color="#000000" style:font-name="Monospace" fo:font-size="10pt" fo:background-color="#d4d4d4" loext:char-shading-value="0" style:font-size-asian="10pt"/>
    </style:style>
    <style:style style:name="T4" style:family="text">
      <style:text-properties fo:color="#000000" style:font-name="Monospace" fo:font-size="10pt" fo:font-weight="normal" officeooo:rsid="000eaea3" fo:background-color="#e8f2fe" loext:char-shading-value="0" style:font-size-asian="10pt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fe25" style:font-weight-asian="normal" style:font-weight-complex="normal"/>
    </style:style>
    <style:style style:name="T7" style:family="text">
      <style:text-properties fo:font-weight="normal" officeooo:rsid="000eaea3" style:font-weight-asian="normal" style:font-weight-complex="normal"/>
    </style:style>
    <style:style style:name="T8" style:family="text">
      <style:text-properties fo:font-weight="normal" officeooo:rsid="001f9f5f" style:font-weight-asian="normal" style:font-weight-complex="normal"/>
    </style:style>
    <style:style style:name="T9" style:family="text">
      <style:text-properties officeooo:rsid="0013ab77"/>
    </style:style>
    <style:style style:name="T10" style:family="text">
      <style:text-properties fo:color="#2a00ff" style:font-name="Monospace" fo:font-size="10pt" fo:background-color="#e8f2fe" loext:char-shading-value="0" style:font-size-asian="10pt"/>
    </style:style>
    <style:style style:name="T11" style:family="text">
      <style:text-properties fo:color="#2a00ff" style:font-name="Monospace" fo:font-size="10pt" officeooo:rsid="0013ab77" fo:background-color="#e8f2fe" loext:char-shading-value="0" style:font-size-asian="10pt"/>
    </style:style>
    <style:style style:name="T12" style:family="text">
      <style:text-properties officeooo:rsid="0017a7cc"/>
    </style:style>
    <style:style style:name="T13" style:family="text">
      <style:text-properties officeooo:rsid="00201d95"/>
    </style:style>
    <style:style style:name="T14" style:family="text">
      <style:text-properties officeooo:rsid="0024118a"/>
    </style:style>
    <style:style style:name="T15" style:family="text">
      <style:text-properties officeooo:rsid="005bf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Knapsack </text:span>Assignment <text:span text:style-name="T12">Document</text:span></text:p>
      <text:p text:style-name="P1"/>
      <text:p text:style-name="P1"><text:span text:style-name="T1">This is </text:span><text:s/>maven project with Spring Boot starter dependency <text:span text:style-name="T15">for Knapsack Dynamic Programming</text:span>.</text:p>
      <text:p text:style-name="P1"><text:span text:style-name="T1">It includes </text:span>following package:</text:p>
      <text:p text:style-name="P7"><text:span text:style-name="T5">1. com.</text:span><text:span text:style-name="T2">knapsack.application</text:span><text:span text:style-name="T5"> :</text:span></text:p>
      <text:p text:style-name="P7"><text:span text:style-name="T5"><text:tab/>Descripton: It contains </text:span><text:span text:style-name="T2">MainApplication</text:span><text:span text:style-name="T5">.java file which will be responsible to </text:span><text:span text:style-name="T6">BootStrap the</text:span><text:span text:style-name="T5"> application.</text:span></text:p>
      <text:p text:style-name="P2">2.com.<text:span text:style-name="T2">knapsack</text:span>.service :</text:p>
      <text:p text:style-name="P8"><text:span text:style-name="T5"><text:tab/> Descripton: It contains </text:span><text:span text:style-name="T2">KnapsackService </text:span><text:span text:style-name="T7">Interface for Service</text:span><text:span text:style-name="T5"> </text:span></text:p>
      <text:p text:style-name="P8"><text:span text:style-name="T7">3.com.</text:span><text:span text:style-name="T4">knapsack</text:span><text:span text:style-name="T7">.serviceImpl: </text:span><text:span text:style-name="T2">KnapsackServiceImpl</text:span><text:span text:style-name="T7">.java file which is having knapsack logic.</text:span></text:p>
      <text:p text:style-name="P3"><text:span text:style-name="T9">4.</text:span>com.<text:span text:style-name="T2">knapsack</text:span>.dao :</text:p>
      <text:p text:style-name="P9"><text:span text:style-name="T5"><text:tab/> Descripton: It contains </text:span><text:span text:style-name="T10">KnapsackDaoImpl </text:span><text:span text:style-name="T11">Interface for dao</text:span><text:span text:style-name="T5">.</text:span></text:p>
      <text:p text:style-name="P3"><text:span text:style-name="T9">5.</text:span>com.<text:span text:style-name="T2">knapsack</text:span>.dao<text:span text:style-name="T9">Impl</text:span> :</text:p>
      <text:p text:style-name="P10"><text:span text:style-name="T5"><text:tab/> Descripton: It contains </text:span><text:span text:style-name="T10">KnapsackDaoImpl</text:span><text:span text:style-name="T5">.java file which is having file interaction logic.</text:span></text:p>
      <text:p text:style-name="P4"><text:span text:style-name="T13">6.</text:span> com.<text:span text:style-name="T2">knapsack</text:span>.structure:</text:p>
      <text:p text:style-name="P11"><text:span text:style-name="T5"><text:tab/> Descripton: It contains </text:span><text:span text:style-name="T3">InputFileData</text:span><text:span text:style-name="T5">.java file which will </text:span><text:span text:style-name="T8">keep</text:span><text:span text:style-name="T5"> the File data.</text:span></text:p>
      <text:p text:style-name="P1"/>
      <text:p text:style-name="P1"><text:span text:style-name="T13">7. inputData.txt:To</text:span> ke<text:span text:style-name="T13">ep</text:span> data.</text:p>
      <text:p text:style-name="P1"/>
      <text:p text:style-name="P6">8. application.properties:All Spring Boot Configuration and can read values from file but here i have to work.</text:p>
      <text:p text:style-name="P1"/>
      <text:p text:style-name="P1"/>
      <text:p text:style-name="P12"><text:span text:style-name="T14">I have Completed this</text:span> assignment <text:span text:style-name="T14">by taking help form given sample and by the help of google and blogs like dzone.</text:span></text:p>
      <text:p text:style-name="P5"/>
      <text:p text:style-name="P5"><text:span text:style-name="T14">It will take</text:span> time from console from user and <text:span text:style-name="T14">and prints maximum satisfaction .</text:span></text:p>
      <text:p text:style-name="P5"><text:span text:style-name="T14">If you want to take input again from user </text:span>it will ask for next iteratio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0:01:58.197020428</meta:creation-date>
    <dc:date>2017-01-12T00:32:44.595133342</dc:date>
    <meta:editing-duration>PT14M14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59" meta:character-count="1167" meta:non-whitespace-character-count="1016"/>
  </office:meta>
</office:document-meta>
</file>